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1900003BC900003BC9FCFF4C2CD94FD5D3.svm" manifest:media-type=""/>
  <manifest:file-entry manifest:full-path="Pictures/10000201000000FA0000004B3B415C3F4F00AD58.png" manifest:media-type="image/png"/>
  <manifest:file-entry manifest:full-path="Pictures/100000000000002000000020B2FF2A327EABC87D.png" manifest:media-type="image/png"/>
  <manifest:file-entry manifest:full-path="Pictures/10000201000004B000000351E8CE094E8AB984F9.png" manifest:media-type="image/png"/>
  <manifest:file-entry manifest:full-path="Pictures/10000201000000470000004701760E222DEDF01C.png" manifest:media-type="image/png"/>
  <manifest:file-entry manifest:full-path="Pictures/1000020100000126000001255B10A241E4E82D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1.479cm" fo:min-width="12.218cm"/>
    </style:style>
    <style:style style:name="gr3" style:family="graphic" style:parent-style-name="text">
      <style:graphic-properties fo:min-height="1.148cm" fo:min-width="5.85cm"/>
    </style:style>
    <style:style style:name="gr4" style:family="graphic" style:parent-style-name="Small_20_Text">
      <style:graphic-properties fo:min-height="0.987cm" fo:min-width="7.923cm"/>
    </style:style>
    <style:style style:name="gr5" style:family="graphic" style:parent-style-name="License_20_Info">
      <style:graphic-properties fo:min-height="1.161cm" fo:min-width="25.893cm"/>
    </style:style>
    <style:style style:name="gr6" style:family="graphic" style:parent-style-name="Presentation_20_Title">
      <style:graphic-properties fo:min-height="2.956cm" fo:min-width="23.83cm"/>
    </style:style>
    <style:style style:name="gr7" style:family="graphic">
      <style:graphic-properties style:protect="size"/>
    </style:style>
    <style:style style:name="gr8" style:family="graphic" style:parent-style-name="Email_20_address">
      <style:graphic-properties fo:min-height="2.635cm" fo:min-width="18.215cm"/>
    </style:style>
    <style:style style:name="gr9" style:family="graphic" style:parent-style-name="text">
      <style:graphic-properties fo:min-height="1.068cm" fo:min-width="5.489cm"/>
    </style:style>
    <style:style style:name="pr1" style:family="presentation" style:parent-style-name="Fedora-subtitle">
      <style:graphic-properties draw:fill-color="#ffffff" fo:min-height="1.644cm"/>
    </style:style>
    <style:style style:name="pr2" style:family="presentation" style:parent-style-name="Fedora-notes">
      <style:graphic-properties draw:fill-color="#ffffff" draw:auto-grow-height="true" fo:min-height="12.573cm" fo:min-width="16.771cm"/>
    </style:style>
    <style:style style:name="pr3" style:family="presentation" style:parent-style-name="Fedora-title">
      <style:graphic-properties draw:auto-grow-height="true" fo:min-height="2.54cm"/>
    </style:style>
    <style:style style:name="pr4" style:family="presentation" style:parent-style-name="Fedora-outline1" style:list-style-name="L3">
      <style:graphic-properties fo:min-height="15.837cm"/>
    </style:style>
    <style:style style:name="pr5" style:family="presentation" style:parent-style-name="Default-title">
      <style:graphic-properties draw:auto-grow-height="true" fo:min-height="3.176cm" fo:min-width="24.699cm"/>
    </style:style>
    <style:style style:name="pr6" style:family="presentation" style:parent-style-name="Default-notes">
      <style:graphic-properties draw:fill-color="#ffffff" draw:auto-grow-height="true" fo:min-height="12.573cm" fo:min-width="16.771cm"/>
    </style:style>
    <style:style style:name="pr7" style:family="presentation" style:parent-style-name="Fedora-outline1">
      <style:graphic-properties fo:min-height="13.609cm"/>
    </style:style>
    <style:style style:name="pr8" style:family="presentation" style:parent-style-name="Default-title">
      <style:graphic-properties draw:auto-grow-height="true" fo:min-height="5.911cm" fo:min-width="24.699cm"/>
    </style:style>
    <style:style style:name="pr9" style:family="presentation" style:parent-style-name="Default-title">
      <style:graphic-properties fo:min-height="3.612cm" fo:min-width="26.1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color="#83caff" fo:font-size="40pt" style:font-size-asian="40pt" style:font-size-complex="4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color="#83caff" fo:font-size="28pt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text-properties style:font-name="Droid Sans3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  <style:text-properties style:font-name="Comfortaa5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83caff"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style:font-name="Comfortaa5" fo:font-size="72pt" style:font-size-asian="72pt" style:font-size-complex="72pt"/>
    </style:style>
    <style:style style:name="T7" style:family="text">
      <style:text-properties style:font-name="Cantarell" fo:font-weight="normal" style:font-weight-asian="normal" style:font-weight-complex="normal"/>
    </style:style>
    <style:style style:name="T8" style:family="text">
      <style:text-properties style:font-name="Droid Sans3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Droid Sans3"/>
    </style:style>
    <style:style style:name="T11" style:family="text">
      <style:text-properties fo:font-size="20pt"/>
    </style:style>
    <style:style style:name="T12" style:family="text">
      <style:text-properties fo:font-size="72pt" style:font-size-asian="72pt" style:font-size-complex="72pt"/>
    </style:style>
    <style:style style:name="T13" style:family="text">
      <style:text-properties fo:font-size="88pt" style:font-size-asian="88pt" style:font-size-complex="88pt"/>
    </style:style>
    <style:style style:name="T14" style:family="text">
      <style:text-properties style:font-name="Droid Sans3" fo:font-size="14pt" style:font-size-asian="14pt" style:font-size-complex="14pt"/>
    </style:style>
    <style:style style:name="T15" style:family="text">
      <style:text-properties fo:color="#ffffff" style:font-name="Comfortaa5"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5">
      <text:list-level-style-image text:level="1" xlink:href="Pictures/10000201000000470000004701760E222DEDF01C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01760E222DEDF01C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01760E222DEDF01C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01760E222DEDF01C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01760E222DEDF01C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01760E222DEDF01C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01760E222DEDF01C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01760E222DEDF01C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01760E222DEDF01C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01760E222DEDF01C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</office:automatic-styles>
  <office:body>
    <office:presentation>
      <draw:page draw:name="page1" draw:style-name="dp1" draw:master-page-name="Fedora" presentation:presentation-page-layout-name="AL1T32">
        <office:forms form:automatic-focus="false" form:apply-design-mode="false"/>
        <draw:frame draw:style-name="gr1" draw:text-style-name="P1" draw:layer="layout" svg:width="4.445cm" svg:height="4.367cm" svg:x="20.955cm" svg:y="2.54cm">
          <draw:image xlink:href="Pictures/2000001900003BC900003BC9FCFF4C2CD94FD5D3.svm" xlink:type="simple" xlink:show="embed" xlink:actuate="onLoad">
            <text:p/>
          </draw:image>
        </draw:frame>
        <draw:frame presentation:style-name="pr1" draw:text-style-name="P3" draw:layer="layout" svg:width="22.789cm" svg:height="1.644cm" svg:x="1.705cm" svg:y="9.672cm" presentation:class="subtitle" presentation:user-transformed="true">
          <draw:text-box>
            <text:p text:style-name="P2"><text:span text:style-name="T1">u produkciji</text:span></text:p>
          </draw:text-box>
        </draw:frame>
        <draw:frame draw:style-name="gr2" draw:text-style-name="P4" draw:layer="layout" svg:width="12.718cm" svg:height="1.729cm" svg:x="5.18cm" svg:y="14.33cm">
          <draw:text-box>
            <text:p><text:span text:style-name="T2">Momčilo Medić</text:span></text:p>
          </draw:text-box>
        </draw:frame>
        <draw:frame draw:style-name="gr3" draw:text-style-name="P5" draw:layer="layout" svg:width="6.35cm" svg:height="1.398cm" svg:x="5.18cm" svg:y="13.308cm">
          <draw:text-box>
            <text:p><text:span text:style-name="T3">Predavač:</text:span></text:p>
          </draw:text-box>
        </draw:frame>
        <draw:frame draw:style-name="gr4" draw:layer="layout" svg:width="8.423cm" svg:height="1.237cm" svg:x="4.937cm" svg:y="15.675cm">
          <draw:text-box>
            <text:p><text:span text:style-name="T4">Fedora ambasador</text:span></text:p>
          </draw:text-box>
        </draw:frame>
        <draw:frame draw:style-name="gr5" draw:layer="layout" svg:width="26.393cm" svg:height="1.411cm" svg:x="1.092cm" svg:y="19.385cm">
          <draw:text-box>
            <text:p text:style-name="P2"><text:span text:style-name="T5">Creative Commons Attribution license</text:span></text:p>
          </draw:text-box>
        </draw:frame>
        <draw:frame draw:style-name="gr6" draw:layer="layout" svg:width="24.33cm" svg:height="3.206cm" svg:x="0.635cm" svg:y="7.072cm">
          <draw:text-box>
            <text:p><text:span text:style-name="T6">Fedora Server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3cm" svg:x="2.159cm" svg:y="13.271cm" presentation:class="notes" presentation:user-transformed="true">
            <draw:text-box>
              <text:p>Linux system administrator</text:p>
              <text:p>Održavam servere u produkciji</text:p>
              <text:p>Dugo iskustvo u IT</text:p>
            </draw:text-box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Uobičajeni serveri</text:p>
          </draw:text-box>
        </draw:frame>
        <draw:frame presentation:style-name="pr4" draw:layer="layout" svg:width="23.495cm" svg:height="15.837cm" svg:x="1.905cm" svg:y="3.848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</text:list>
            <text:list text:style-name="L4">
              <text:list-item>
                <text:p><text:span text:style-name="T7"><text:s/></text:span><text:span text:style-name="T8">LTS</text:span></text:p>
              </text:list-item>
            </text:list>
            <text:list text:style-name="L3">
              <text:list-item>
                <text:p><text:span text:style-name="T8"><text:s/></text:span><text:span text:style-name="T8">Velike zajednice</text:span></text:p>
              </text:list-item>
              <text:list-item>
                <text:p><text:span text:style-name="T8"><text:s/></text:span><text:span text:style-name="T8">Korporacijski podržan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user-transformed="true">
            <draw:text-box>
              <text:p>Kod nas je uglavnom Ubuntu</text:p>
              <text:p>Što više očiju to bolje</text:p>
              <text:p>Postoji novac koji je uložen</text:p>
            </draw:text-box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176cm" svg:x="1.27cm" svg:y="8.89cm" presentation:class="title" presentation:user-transformed="true">
          <draw:text-box>
            <text:p><text:span text:style-name="T9">To je sve dobro!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3cm" svg:x="2.159cm" svg:y="13.271cm" presentation:class="notes" presentation:user-transformed="true">
            <draw:text-box>
              <text:p>Nema nesporazuma</text:p>
              <text:p>Koristiti CentOS ili Ubuntu LTS je zaista dobro!</text:p>
              <text:p>Postoji razlog zašto imamo uobičejene servere</text:p>
            </draw:text-box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7" draw:text-style-name="P8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10">Podrška?</text:span></text:p>
              </text:list-item>
              <text:list-item>
                <text:p><text:span text:style-name="T10">Ljudstvo?</text:span></text:p>
              </text:list-item>
              <text:list-item>
                <text:p><text:span text:style-name="T10">Testiranje?</text:span></text:p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...sve dok se ne menja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3cm" svg:x="2.159cm" svg:y="13.271cm" presentation:class="notes" presentation:user-transformed="true">
            <draw:text-box>
              <text:p>Pravimo od podržanog – nepodržano</text:p>
              <text:p>Imamo nesvakidašnje sisteme</text:p>
              <text:p>Instaliramo iz neproverenih riznica</text:p>
              <text:p>Kopiramo komande sa interneta</text:p>
            </draw:text-box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5.911cm" svg:x="1.27cm" svg:y="7.523cm" presentation:class="title" presentation:user-transformed="true">
          <draw:text-box>
            <text:p><text:span text:style-name="T9">Šta u tim slučajevima?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3cm" svg:x="2.159cm" svg:y="13.271cm" presentation:class="notes" presentation:user-transformed="true">
            <draw:text-box>
              <text:p>Dešava se da nam zaista treba nova verzija</text:p>
              <text:p>Mušterija je u pravu</text:p>
              <text:p>Razmislimo koliko treba podrške, razvoja i testiranja za kombinovanje LTS i nečeg novog</text:p>
            </draw:text-box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7" draw:text-style-name="P8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10">Podržan od velike zajednice</text:span></text:p>
              </text:list-item>
              <text:list-item>
                <text:p><text:span text:style-name="T10">Podrobno testiran (u tri faze)</text:span></text:p>
              </text:list-item>
              <text:list-item>
                <text:p><text:span text:style-name="T10">Najnovije tehnologije</text:span></text:p>
                <text:list>
                  <text:list-item>
                    <text:p><text:span text:style-name="T10">Verovatno i ono što nije dostpuno u LTS</text:span></text:p>
                  </text:list-item>
                </text:list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Fedora Server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3cm" svg:x="2.159cm" svg:y="13.271cm" presentation:class="notes" presentation:user-transformed="true">
            <draw:text-box>
              <text:p><text:span text:style-name="T11">Postoji olakšica</text:span></text:p>
              <text:p><text:span text:style-name="T11">RedHat ima jake razloge da Fedora bude super</text:span></text:p>
              <text:p><text:span text:style-name="T11">Rawhide – Alpha – Beta – Stable</text:span></text:p>
              <text:p><text:span text:style-name="T11">Automatsko testiranje sa više alata</text:span></text:p>
              <text:p><text:span text:style-name="T11">Podržan oko godinu dana (češće duže)</text:span></text:p>
              <text:p><text:span text:style-name="T11">Većina programa je već prisutna</text:span></text:p>
            </draw:text-box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7" draw:text-style-name="P8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10">Kratko živi</text:span></text:p>
              </text:list-item>
              <text:list-item>
                <text:p><text:span text:style-name="T10">Osnova kraće testirana</text:span></text:p>
              </text:list-item>
              <text:list-item>
                <text:p><text:span text:style-name="T10">Obavezna nadogradnja</text:span></text:p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Mane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3cm" svg:x="2.159cm" svg:y="13.271cm" presentation:class="notes" presentation:user-transformed="true">
            <draw:text-box>
              <text:p><text:span text:style-name="T11">Zaista zahteva nadogradnju svake godine</text:span></text:p>
              <text:p><text:span text:style-name="T11">Postoje olakšice u tome (sistemske nadogradnje)</text:span></text:p>
              <text:p><text:span text:style-name="T11">Srž sistema se češće menja i samim tim se kraće testira</text:span></text:p>
              <text:p><text:span text:style-name="T11">Ogromni sigurnosni rizici ako se desi da se nadogradnja odlaže</text:span></text:p>
            </draw:text-box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9" draw:layer="layout" svg:width="26.67cm" svg:height="3.612cm" svg:x="0.524cm" svg:y="7.02cm" presentation:class="title" presentation:user-transformed="true">
          <draw:text-box>
            <text:p><text:span text:style-name="T12">Pitanja</text:span><text:span text:style-name="T13">?</text:span></text:p>
          </draw:text-box>
        </draw:frame>
        <draw:frame draw:style-name="gr5" draw:text-style-name="P2" draw:layer="layout" svg:width="26.393cm" svg:height="1.411cm" svg:x="0.888cm" svg:y="19.225cm">
          <draw:text-box>
            <text:p><text:span text:style-name="T14">CC-BY</text:span></text:p>
          </draw:text-box>
        </draw:frame>
        <draw:frame draw:style-name="gr8" draw:text-style-name="P11" draw:layer="layout" svg:width="18.715cm" svg:height="2.885cm" svg:x="5.915cm" svg:y="16.798cm">
          <draw:text-box>
            <text:p text:style-name="P9"><text:span text:style-name="T15"><text:a xlink:href="mailto:fedorauser@fedoraproject.org" xlink:type="simple">fedorauser@fedoraproject.org</text:a></text:span></text:p>
            <text:p text:style-name="P9"><text:span text:style-name="T15">@FedoraSrbija</text:span></text:p>
          </draw:text-box>
        </draw:frame>
        <draw:frame draw:style-name="gr9" draw:layer="layout" svg:width="5.989cm" svg:height="1.318cm" svg:x="5.915cm" svg:y="15.875cm">
          <draw:text-box>
            <text:p><text:span text:style-name="T16">Kontakt:</text:span></text:p>
          </draw:text-box>
        </draw:frame>
        <draw:frame draw:style-name="gr1" draw:text-style-name="P1" draw:layer="layout" svg:width="3.175cm" svg:height="3.466cm" svg:x="2.597cm" svg:y="15.848cm">
          <draw:image xlink:href="Pictures/2000001900003BC900003BC9FCFF4C2CD94FD5D3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3cm" svg:x="2.159cm" svg:y="13.271cm" presentation:class="notes" presentation:user-transformed="true">
            <draw:text-box>
              <text:p>Ovo je samo jedan ugao gledanja na Fedora Server</text:p>
              <text:p>Može se koristiti pri učenju ili u kućnim uslovima</text:p>
              <text:p>Sposobnost za laki prelazak na produkcijske uslove</text:p>
              <text:p/>
              <text:p>IRC</text:p>
              <text:p>#fedora-r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ackground" xlink:href="Pictures/10000201000004B000000351E8CE094E8AB984F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01760E222DEDF01C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01760E222DEDF01C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01760E222DEDF01C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01760E222DEDF01C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01760E222DEDF01C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01760E222DEDF01C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01760E222DEDF01C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01760E222DEDF01C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01760E222DEDF01C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01760E222DEDF01C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5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5" draw:layer="backgroundobjects" svg:width="1.984cm" svg:height="1.976cm" svg:x="24.514cm" svg:y="1.989cm">
        <draw:image xlink:href="Pictures/1000020100000126000001255B10A241E4E82D3F.png" xlink:type="simple" xlink:show="embed" xlink:actuate="onLoad">
          <text:p/>
        </draw:image>
      </draw:frame>
      <draw:frame draw:style-name="Mgr3" draw:text-style-name="MP5" draw:layer="backgroundobjects" svg:width="4.493cm" svg:height="1.327cm" svg:x="22.834cm" svg:y="18.966cm">
        <draw:image xlink:href="Pictures/10000201000000FA0000004B3B415C3F4F00AD58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4T21:04:34.850355568</meta:creation-date>
    <meta:editing-duration>PT1H33M48S</meta:editing-duration>
    <meta:editing-cycles>6</meta:editing-cycles>
    <meta:generator>LibreOffice/5.0.6.2$Linux_X86_64 LibreOffice_project/00$Build-2</meta:generator>
    <dc:title>fedora-designninja-presentation-template-rev3.otp</dc:title>
    <dc:date>2016-06-14T22:55:31.861448867</dc:date>
    <meta:document-statistic meta:object-count="70"/>
  </office:meta>
</office:document-meta>
</file>